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7C000014FB0000129BBD459BB5.wmf"/>
  <manifest:file-entry manifest:media-type="image/png" manifest:full-path="Pictures/100002010000006C0000007E5BE0FA85.png"/>
  <manifest:file-entry manifest:media-type="image/png" manifest:full-path="Pictures/100000000000004700000063A2472C8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5cm" fo:min-width="3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cc99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5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2cm" svg:height="2.337cm" svg:x="2.3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9cm" svg:height="2cm" svg:x="2.7cm" svg:y="7.1cm">
          <draw:image xlink:href="Pictures/100002010000006C0000007E5BE0FA85.png" xlink:type="simple" xlink:show="embed" xlink:actuate="onLoad">
            <text:p/>
          </draw:image>
        </draw:frame>
        <draw:frame draw:style-name="gr3" draw:text-style-name="P2" draw:layer="layout" svg:width="4.456cm" svg:height="0.983cm" svg:x="3.544cm" svg:y="5.2cm">
          <draw:text-box>
            <text:p><text:span text:style-name="T1">Ubuntu 11.10</text:span></text:p>
          </draw:text-box>
        </draw:frame>
        <draw:frame draw:style-name="gr3" draw:layer="layout" svg:width="5.697cm" svg:height="2.427cm" svg:x="2.3cm" svg:y="1.773cm">
          <draw:text-box>
            <text:p text:style-name="P1">Réseau : </text:p>
            <text:p><text:span text:style-name="T1">Subnet</text:span> MASK : /8</text:p>
            <text:p><text:span text:style-name="T1">Classe </text:span>: A <text:s/></text:p>
          </draw:text-box>
        </draw:frame>
        <draw:frame draw:style-name="gr4" draw:layer="layout" svg:width="3.9cm" svg:height="0.963cm" svg:x="4.46cm" svg:y="7.537cm">
          <draw:text-box>
            <text:p>postgreSQL</text:p>
          </draw:text-box>
        </draw:frame>
        <draw:custom-shape draw:style-name="gr1" draw:text-style-name="P1" draw:layer="layout" svg:width="6.7cm" svg:height="4.637cm" svg:x="12.8cm" svg:y="7.1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604cm" svg:height="1.829cm" svg:x="13.396cm" svg:y="7.471cm">
          <draw:image xlink:href="Pictures/100000000000004700000063A2472C84.png" xlink:type="simple" xlink:show="embed" xlink:actuate="onLoad">
            <text:p/>
          </draw:image>
        </draw:frame>
        <draw:frame draw:style-name="gr3" draw:layer="layout" svg:width="4.193cm" svg:height="0.963cm" svg:x="15.3cm" svg:y="7.8cm">
          <draw:text-box>
            <text:p>SVN Tortoise</text:p>
          </draw:text-box>
        </draw:frame>
        <draw:frame draw:style-name="gr5" draw:text-style-name="P2" draw:layer="layout" svg:width="4.333cm" svg:height="1.2cm" svg:x="13.521cm" svg:y="5.3cm">
          <draw:text-box>
            <text:p><text:span text:style-name="T1">Windows XP</text:span></text:p>
          </draw:text-box>
        </draw:frame>
        <draw:frame draw:style-name="gr3" draw:layer="layout" svg:width="7.754cm" svg:height="0.963cm" svg:x="1.664cm" svg:y="6.137cm">
          <draw:text-box>
            <text:p>Serveur base de données</text:p>
          </draw:text-box>
        </draw:frame>
        <draw:frame draw:style-name="gr3" draw:layer="layout" svg:width="6.204cm" svg:height="0.963cm" svg:x="12.596cm" svg:y="6.237cm">
          <draw:text-box>
            <text:p>Serveur Versionning</text:p>
          </draw:text-box>
        </draw:frame>
        <draw:custom-shape draw:style-name="gr1" draw:text-style-name="P1" draw:layer="layout" svg:width="19cm" svg:height="19.6cm" svg:x="1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xml:id="id3" draw:id="id3" draw:layer="layout" svg:width="2.546cm" svg:height="2.34cm" svg:x="15.654cm" svg:y="18.66cm">
          <draw:image xlink:href="Pictures/2000007C000014FB0000129BBD459BB5.wmf" xlink:type="simple" xlink:show="embed" xlink:actuate="onLoad">
            <text:p/>
          </draw:image>
        </draw:frame>
        <draw:frame draw:style-name="gr6" draw:text-style-name="P3" xml:id="id1" draw:id="id1" draw:layer="layout" svg:width="2.546cm" svg:height="2.34cm" svg:x="9.5cm" svg:y="18.56cm">
          <draw:image xlink:href="Pictures/2000007C000014FB0000129BBD459BB5.wmf" xlink:type="simple" xlink:show="embed" xlink:actuate="onLoad">
            <text:p/>
          </draw:image>
        </draw:frame>
        <draw:frame draw:style-name="gr6" draw:text-style-name="P3" xml:id="id2" draw:id="id2" draw:layer="layout" svg:width="2.546cm" svg:height="2.34cm" svg:x="3.754cm" svg:y="18.7cm">
          <draw:image xlink:href="Pictures/2000007C000014FB0000129BBD459BB5.wmf" xlink:type="simple" xlink:show="embed" xlink:actuate="onLoad">
            <text:p/>
          </draw:image>
        </draw:frame>
        <draw:frame draw:style-name="gr3" draw:layer="layout" svg:width="5.535cm" svg:height="0.963cm" svg:x="13.198cm" svg:y="9.2cm">
          <draw:text-box>
            <text:p><text:s text:c="3"/>Workspace JEE</text:p>
          </draw:text-box>
        </draw:frame>
        <draw:connector draw:style-name="gr7" draw:text-style-name="P1" xml:id="id4" draw:id="id4" draw:layer="layout" draw:type="line" svg:x1="10.773cm" svg:y1="18.56cm" svg:x2="10.7cm" svg:y2="9.531cm" draw:start-shape="id1" svg:d="m10773 18560-73-9029">
          <text:p/>
        </draw:connector>
        <draw:connector draw:style-name="gr8" draw:text-style-name="P1" draw:layer="layout" svg:x1="5.027cm" svg:y1="18.7cm" svg:x2="10.744cm" svg:y2="12.865cm" draw:start-shape="id2" draw:start-glue-point="0" svg:d="m5027 18700v-3167h5717v-2668">
          <text:p/>
        </draw:connector>
        <draw:connector draw:style-name="gr8" draw:text-style-name="P1" draw:layer="layout" svg:x1="15.654cm" svg:y1="19.83cm" svg:x2="10.736cm" svg:y2="14.045cm" draw:start-shape="id3" draw:end-shape="id4" draw:end-glue-point="0" svg:d="m15654 19830h-2440v-5785h-2478">
          <text:p/>
        </draw:connector>
        <draw:frame draw:style-name="gr3" draw:text-style-name="P2" draw:layer="layout" svg:width="4.333cm" svg:height="0.983cm" svg:x="1.9cm" svg:y="17.517cm">
          <draw:text-box>
            <text:p><text:span text:style-name="T1">Windows XP</text:span></text:p>
          </draw:text-box>
        </draw:frame>
        <draw:frame draw:style-name="gr3" draw:layer="layout" svg:width="3.884cm" svg:height="3.099cm" svg:x="3.5cm" svg:y="21.2cm">
          <draw:text-box>
            <text:p>Eclipse JEE</text:p>
            <text:p>Tomcat</text:p>
            <text:p>SVN Client </text:p>
            <text:p>Hibernate</text:p>
          </draw:text-box>
        </draw:frame>
        <draw:frame draw:style-name="gr3" draw:layer="layout" svg:width="3.884cm" svg:height="3.099cm" svg:x="8.3cm" svg:y="21.201cm">
          <draw:text-box>
            <text:p>Eclipse JEE</text:p>
            <text:p>Tomcat</text:p>
            <text:p>SVN Client </text:p>
            <text:p>Hibernate</text:p>
          </draw:text-box>
        </draw:frame>
        <draw:frame draw:style-name="gr3" draw:layer="layout" svg:width="3.884cm" svg:height="3.099cm" svg:x="14.216cm" svg:y="21.3cm">
          <draw:text-box>
            <text:p>Eclipse JEE</text:p>
            <text:p>Tomcat</text:p>
            <text:p>SVN Client </text:p>
            <text:p>Hibernate</text:p>
          </draw:text-box>
        </draw:frame>
        <draw:frame draw:style-name="gr3" draw:text-style-name="P2" draw:layer="layout" svg:width="4.333cm" svg:height="0.983cm" svg:x="7.7cm" svg:y="17.4cm">
          <draw:text-box>
            <text:p><text:span text:style-name="T1">Windows XP</text:span></text:p>
          </draw:text-box>
        </draw:frame>
        <draw:frame draw:style-name="gr3" draw:text-style-name="P2" draw:layer="layout" svg:width="4.333cm" svg:height="0.983cm" svg:x="14.267cm" svg:y="17.4cm">
          <draw:text-box>
            <text:p><text:span text:style-name="T1">Windows XP</text:span></text:p>
          </draw:text-box>
        </draw:frame>
        <draw:line draw:style-name="gr7" draw:text-style-name="P1" draw:layer="layout" svg:x1="8.3cm" svg:y1="9.2cm" svg:x2="12.8cm" svg:y2="9.7cm">
          <text:p/>
        </draw:line>
        <draw:frame draw:style-name="gr3" draw:text-style-name="P4" draw:layer="layout" svg:width="3.144cm" svg:height="0.958cm" svg:x="6.956cm" svg:y="8.3cm">
          <draw:text-box>
            <text:p><text:span text:style-name="T2">10.0.0.40</text:span></text:p>
          </draw:text-box>
        </draw:frame>
        <draw:frame draw:style-name="gr9" draw:text-style-name="P4" draw:layer="layout" svg:width="3.144cm" svg:height="1cm" svg:x="10.756cm" svg:y="9.8cm">
          <draw:text-box>
            <text:p><text:span text:style-name="T2">10.0.0.30</text:span></text:p>
          </draw:text-box>
        </draw:frame>
        <draw:frame draw:style-name="gr10" draw:text-style-name="P4" draw:layer="layout" svg:width="2.792cm" svg:height="0.995cm" svg:x="3.408cm" svg:y="16.405cm">
          <draw:text-box>
            <text:p><text:span text:style-name="T2">10.0.0.3</text:span></text:p>
          </draw:text-box>
        </draw:frame>
        <draw:frame draw:style-name="gr3" draw:text-style-name="P5" draw:layer="layout" svg:width="2.792cm" svg:height="0.958cm" svg:x="9.04cm" svg:y="16.5cm">
          <draw:text-box>
            <text:p><text:span text:style-name="T3">10.0.0.4</text:span></text:p>
          </draw:text-box>
        </draw:frame>
        <draw:frame draw:style-name="gr3" draw:text-style-name="P4" draw:layer="layout" svg:width="2.792cm" svg:height="0.958cm" svg:x="15.3cm" svg:y="16.642cm">
          <draw:text-box>
            <text:p><text:span text:style-name="T2">10.0.0.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9T13:56:44.15</meta:creation-date>
    <dc:date>2012-10-26T12:59:16.57</dc:date>
    <meta:editing-duration>PT35M21S</meta:editing-duration>
    <meta:editing-cycles>6</meta:editing-cycles>
    <meta:generator>OpenOffice.org/3.4$Win32 OpenOffice.org_project/340m1$Build-9590</meta:generator>
    <meta:document-statistic meta:object-count="31"/>
  </office:meta>
</office:document-meta>
</file>